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5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3cm" fo:min-width="29.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0.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1.388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13.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15.306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14.51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15.575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15.384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14.543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12.892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16.006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13.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3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style:font-name="DejaVu Sans1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style:font-name="DejaVu Sans1"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style:font-name="DejaVu Sans1"/>
    </style:style>
    <style:style style:name="T1" style:family="text">
      <style:text-properties fo:color="#000000" style:font-name="DejaVu Sans1" fo:language="en" fo:country="GB"/>
    </style:style>
    <style:style style:name="T2" style:family="text">
      <style:text-properties fo:color="#ccccff" style:font-name="DejaVu Sans1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DejaVu Sans1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0000" style:font-name="DejaVu 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style:font-name="DejaVu Sans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DejaVu Sans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DejaVu Sans1" fo:font-size="20pt" style:font-size-asian="20pt" style:font-size-complex="20pt"/>
    </style:style>
    <style:style style:name="T12" style:family="text">
      <style:text-properties style:font-name="DejaVu Sans1" fo:font-size="18pt" style:font-size-asian="18pt" style:font-size-complex="18pt"/>
    </style:style>
    <style:style style:name="T13" style:family="text">
      <style:text-properties fo:color="#000000" style:font-name="DejaVu Sans1" fo:font-size="18pt" style:font-size-asian="18pt" style:font-size-complex="18pt"/>
    </style:style>
    <style:style style:name="T14" style:family="text">
      <style:text-properties fo:color="#ff0000" style:font-name="DejaVu Sans1" fo:font-size="18pt" style:font-size-asian="18pt" style:font-size-complex="18pt"/>
    </style:style>
    <style:style style:name="T15" style:family="text">
      <style:text-properties fo:color="#000000" style:font-name="DejaVu Sans1" fo:font-size="20pt" style:font-size-asian="20pt" style:font-size-complex="20pt"/>
    </style:style>
    <style:style style:name="T16" style:family="text">
      <style:text-properties fo:color="#ff0000" style:font-name="DejaVu Sans1" fo:font-size="20pt" style:font-size-asian="20pt" style:font-size-complex="20pt"/>
    </style:style>
    <style:style style:name="T17" style:family="text">
      <style:text-properties style:font-name="DejaVu Sans1" fo:font-size="22pt" style:font-size-asian="22pt" style:font-size-complex="22pt"/>
    </style:style>
    <style:style style:name="T18" style:family="text">
      <style:text-properties fo:color="#ffffff" style:font-name="DejaVu Sans1" fo:font-size="32pt" style:font-size-asian="15pt" style:font-size-complex="15pt"/>
    </style:style>
    <style:style style:name="T19" style:family="text">
      <style:text-properties fo:color="#ffffff" style:font-name="DejaVu Sans1" fo:font-size="36pt" style:font-size-asian="16pt" style:font-size-complex="16pt"/>
    </style:style>
    <style:style style:name="T20" style:family="text">
      <style:text-properties style:font-name="DejaVu Sans1"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CSS3-ի ներածություն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1.27cm" svg:y="1.27cm">
          <draw:text-box>
            <text:p text:style-name="P6"><text:span text:style-name="T3">Թեմաներ</text:span></text:p>
          </draw:text-box>
        </draw:frame>
        <draw:frame presentation:style-name="pr4" draw:text-style-name="P8" draw:layer="layout" svg:width="28.602cm" svg:height="11.248cm" svg:x="1.578cm" svg:y="4.384cm" presentation:class="outline" presentation:user-transformed="true">
          <draw:text-box>
            <text:list text:style-name="L4">
              <text:list-item>
                <text:p><text:span text:style-name="T4">Ներածություն</text:span></text:p>
              </text:list-item>
              <text:list-item>
                <text:p><text:span text:style-name="T4">CSS3 Borders (եզրագծեր)</text:span></text:p>
              </text:list-item>
              <text:list-item>
                <text:p><text:span text:style-name="T4">CSS3 Gradients (գրադիենտներ)</text:span></text:p>
              </text:list-item>
              <text:list-item>
                <text:p><text:span text:style-name="T4">CSS3 Fonts (տառատեսակներ)</text:span></text:p>
              </text:list-item>
              <text:list-item>
                <text:p><text:span text:style-name="T4">CSS3 2D Transforms (2D ձևափոխումներ)</text:span></text:p>
              </text:list-item>
              <text:list-item>
                <text:p><text:span text:style-name="T4">CSS3 3D Transforms <text:s/>(3D ձևափոխումներ)</text:span></text:p>
              </text:list-item>
              <text:list-item>
                <text:p><text:span text:style-name="T4">CSS3 Transitions (անցումներ)</text:span></text:p>
              </text:list-item>
              <text:list-item>
                <text:p><text:span text:style-name="T4">CSS3 Animations (անիմացիաներ)</text:span></text:p>
              </text:list-item>
              <text:list-item>
                <text:p><text:span text:style-name="T4">CSS3 Multiple Columns (բազմակի սյունակներ)</text:span></text:p>
              </text:list-item>
              <text:list-item>
                <text:p><text:span text:style-name="T4">CSS3 User Interface (օգտագործողի միջերես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8.575cm" svg:height="1.648cm" svg:x="1.27cm" svg:y="1.27cm">
          <draw:text-box>
            <text:p text:style-name="P6"><text:span text:style-name="T3">Ներածություն</text:span></text:p>
          </draw:text-box>
        </draw:frame>
        <draw:frame presentation:style-name="pr6" draw:text-style-name="P8" draw:layer="layout" svg:width="28.602cm" svg:height="13.304cm" svg:x="1.578cm" svg:y="4.384cm" presentation:class="outline" presentation:user-transformed="true">
          <draw:text-box>
            <text:list text:style-name="L4">
              <text:list-item>
                <text:p><text:span text:style-name="T5">CSS3-ը CSS-ի ամենավերջին ստանդարտն է։</text:span></text:p>
              </text:list-item>
              <text:list-item>
                <text:p><text:span text:style-name="T5">CSS3-ն ամբողջովին համատեղելի է CSS-ի ավելի վաղ տարբերակների հետ։ </text:span></text:p>
              </text:list-item>
              <text:list-item>
                <text:p><text:span text:style-name="T5">CSS3 մոդուլները</text:span></text:p>
                <text:list>
                  <text:list-item>
                    <text:p><text:span text:style-name="T6">CSS3-ը բաժանվել է «մոդուլների»։ Այն ներառում է «հին CSS-ի տեխնիկական բնութագրերը»։</text:span></text:p>
                  </text:list-item>
                  <text:list-item>
                    <text:p><text:span text:style-name="T6">Բացի այդ ավելացվել են նոր մոդուլներ՝ </text:span><text:span text:style-name="T7">Selectors (ընտիչներ), Box Model (շրջանակի մոդել)</text:span><text:span text:style-name="T6">, Backgrounds and Borders (ֆոն և</text:span><text:span text:style-name="T8"> </text:span><text:span text:style-name="T7">եզրագծեր)</text:span><text:span text:style-name="T6">, Image Values և Replaced Content (նկարի արժեքներ և փոխարինված կոնտենտ), Text Effects (տեքստային </text:span><text:span text:style-name="T7">էֆեկտներ</text:span><text:span text:style-name="T6">), 2D/3D Transformations (ձևափոխումներ), Animations (անիմացիաներ), <text:s/>Multiple Column (բազմակի սյունակներ), Layout (կառուցվածք), User Interface (օգտագործողի միջերես)</text:span></text:p>
                  </text:list-item>
                </text:list>
              </text:list-item>
              <text:list-item>
                <text:p><text:span text:style-name="T9">CSS3-ի զարգացում</text:span></text:p>
                <text:list>
                  <text:list-item>
                    <text:p><text:span text:style-name="T6">CSS3-ի տեխնիկական բնութագրերը դեռ մշակվում են W3C-ի կողմից։</text:span></text:p>
                  </text:list-item>
                  <text:list-item>
                    <text:p><text:span text:style-name="T6">Այնուամենայնիվ, CSS3-ի շատ նոր հատկանիշները ներառված են ժամանակակից բրաուզերներում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9.21cm" svg:height="1.648cm" svg:x="1.27cm" svg:y="1.399cm">
          <draw:text-box>
            <text:p text:style-name="P6"><text:span text:style-name="T3">CSS3 Borders (սահմանագծեր)</text:span></text:p>
          </draw:text-box>
        </draw:frame>
        <draw:frame presentation:style-name="pr8" draw:text-style-name="P8" draw:layer="layout" svg:width="28.602cm" svg:height="14.488cm" svg:x="1.578cm" svg:y="4.384cm" presentation:class="outline" presentation:user-transformed="true">
          <draw:text-box>
            <text:list text:style-name="L4">
              <text:list-item>
                <text:p><text:span text:style-name="T5">CSS3-ով հնարավոր է ստեղծել կլորացված սահմաններ (rounded borders), ավելացնել ստվեր (shadow) շրջանակներին (boxes) և օգտագործել նկարը որպես սահմանագիծ (border) առանց դիզայներական ծրագրի։ </text:span></text:p>
              </text:list-item>
              <text:list-item>
                <text:p><text:span text:style-name="T5">CSS3-ի border-radius հատկությունն օգտագործվում է կլորացված անկյուններ ստեղծելու համար․</text:span></text:p>
                <text:list>
                  <text:list-item>
                    <text:p><text:span text:style-name="T5">Օրինակ՝ border-radius:25px;</text:span></text:p>
                  </text:list-item>
                  <text:list-item>
                    <text:p><text:span text:style-name="T5">Յուրաքանչյուր շառավիղի տրվում է չորս արժեք top-left (վերև-ձախ), top-right (վերև-աջ), bottom-right (ներքև-աջ), bottom-left (ներքև-ձախ) հաջորդականությամբ։</text:span></text:p>
                  </text:list-item>
                </text:list>
              </text:list-item>
              <text:list-item>
                <text:p><text:span text:style-name="T5">CSS3-ի box-shadow հատկությունն օգտագործվում է շրջանակններին ստվեր ավելացնելու համար։ </text:span></text:p>
                <text:list>
                  <text:list-item>
                    <text:p><text:span text:style-name="T5">Օրինակ՝ box-shadow: 10px 10px 5px #888888;</text:span></text:p>
                  </text:list-item>
                </text:list>
              </text:list-item>
              <text:list-item>
                <text:p><text:span text:style-name="T5">CSS3-ի border-image հատկությունը կարելի է օգտագործել նկարը՝ սահմանագիծ ստեղծելու համար․</text:span></text:p>
                <text:list>
                  <text:list-item>
                    <text:p><text:span text:style-name="T5">border-image: source slice width outset repeat|initial|inherit;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8.575cm" svg:height="1.648cm" svg:x="1.27cm" svg:y="1.397cm">
          <draw:text-box>
            <text:p text:style-name="P6"><text:span text:style-name="T3">CSS3 Gradients (գրադիենտներ)</text:span></text:p>
          </draw:text-box>
        </draw:frame>
        <draw:frame presentation:style-name="pr10" draw:text-style-name="P8" draw:layer="layout" svg:width="28.575cm" svg:height="14.475cm" svg:x="1.575cm" svg:y="4.394cm" presentation:class="outline" presentation:user-transformed="true">
          <draw:text-box>
            <text:list text:style-name="L4">
              <text:list-item>
                <text:p><text:span text:style-name="T5">CSS3-ի գրադիենտները թույլ են տալիս ցուցադրել սահուն անցումները մատնանշված երկու և ավելի գույների միջև։ </text:span></text:p>
              </text:list-item>
              <text:list-item>
                <text:p><text:span text:style-name="T5">Ավելի վաղ այս էֆեկտների համար անհրաժեշտ էր օգտագործել նկարներ։ Այսպիսով, օգտագործելով CSS3-ի գրադիենտներ, հնարավոր է կրճատել ներբեռնելու ժամանակը և թողունակության (bandwidth) օգտագործումը։ Բացի այդ գրադիենտներով էլեմենտներն ավելի լավ տեսք են ունենում խոշորացնելիս, քանի որ գրադիենտը գեներացվում է բրաուզերի կողմից։</text:span></text:p>
              </text:list-item>
              <text:list-item>
                <text:p><text:span text:style-name="T6">CSS3-ը սահմանում է գրադիենտի երկու տեսակ․</text:span></text:p>
                <text:list>
                  <text:list-item>
                    <text:p><text:span text:style-name="T10">Գծային գրադիենտներ (Linear Gradients) (տարածվում է վերև/ներրքև/ձախ/աջ/անկյունագծով)</text:span></text:p>
                  </text:list-item>
                  <text:list-item>
                    <text:p><text:span text:style-name="T10">Ճառագայթային գրադիենտներ (Radial Gradients) (սահմանվում է նրանց կենտրոնով)</text:span></text:p>
                  </text:list-item>
                </text:list>
              </text:list-item>
              <text:list-item>
                <text:p><text:span text:style-name="T6">Գծային գրադիենտ ստեղծելու համար պետք է սահմանել նվազագույնը երկու </text:span><text:span text:style-name="T7">գունային հանգույց (color stops)։</text:span><text:span text:style-name="T8"> </text:span><text:span text:style-name="T7">Գունային հանգույցներն այն գույներն են, որոնց միջև պետք է կատարվի սահուն անցում։ Դուք կարող եք սահմանել նաև սկզբնակետ և ուղղություն</text:span><text:span text:style-name="T6"> (կամ անկյուն)։</text:span></text:p>
                <text:list>
                  <text:list-item>
                    <text:p><text:span text:style-name="T10">background: linear-gradient (direction, color-stp1, color-stop2, ...);</text:span></text:p>
                  </text:list-item>
                  <text:list-item>
                    <text:p><text:span text:style-name="T10">Firefox բրաուզերի համար՝ -moz-linear-gradien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9.21cm" svg:height="1.648cm" svg:x="1.27cm" svg:y="1.399cm">
          <draw:text-box>
            <text:p text:style-name="P6"><text:span text:style-name="T3">CSS3 Gradients (շար․)</text:span></text:p>
          </draw:text-box>
        </draw:frame>
        <draw:frame presentation:style-name="pr12" draw:text-style-name="P8" draw:layer="layout" svg:width="28.602cm" svg:height="15.306cm" svg:x="1.575cm" svg:y="4.318cm" presentation:class="outline" presentation:user-transformed="true">
          <draw:text-box>
            <text:list text:style-name="L4">
              <text:list-item>
                <text:p><text:span text:style-name="T11">Գծային գրադիենտ (Linear Gradient) – վերևից ներքև (Top to Bottom) (սա լռելյայն է)</text:span></text:p>
                <text:list>
                  <text:list-item>
                    <text:p><text:span text:style-name="T12">օրինակ՝ background: linear-gradient(red, blue);</text:span></text:p>
                  </text:list-item>
                </text:list>
              </text:list-item>
              <text:list-item>
                <text:p><text:span text:style-name="T11">Գծային գրադիենտ (Linear Gradient) – ձախից աջ (Left to Right) կամ անկյունագծով (Diagonal)</text:span></text:p>
                <text:list>
                  <text:list-item>
                    <text:p><text:span text:style-name="T12">background: linear-gradient(to right, red, blue);</text:span></text:p>
                  </text:list-item>
                  <text:list-item>
                    <text:p><text:span text:style-name="T12">background: linear-gradient(to bottom right, red, blue);</text:span></text:p>
                  </text:list-item>
                </text:list>
              </text:list-item>
              <text:list-item>
                <text:p><text:span text:style-name="T11">Անկյունը մատնանշվում է որպես անկյուն հորիզոնական գծի և գրադիենտ գծի միջև՝ ժամացույցի սլաքին հակառակ ուղղությամբ</text:span></text:p>
                <text:list>
                  <text:list-item>
                    <text:p><text:span text:style-name="T12">background: linear-gradient(180deg, red, blue);</text:span></text:p>
                  </text:list-item>
                </text:list>
              </text:list-item>
              <text:list-item>
                <text:p><text:span text:style-name="T11">Բազմաթիվ գունային հանգույցների օգտագործում</text:span></text:p>
                <text:list>
                  <text:list-item>
                    <text:p><text:span text:style-name="T12">background: linear-gradient(red,orange,yellow,green,blue,indigo,violet);</text:span></text:p>
                  </text:list-item>
                </text:list>
              </text:list-item>
              <text:list-item>
                <text:p><text:span text:style-name="T11">Թափանցիկության օգտագործում </text:span></text:p>
                <text:list>
                  <text:list-item>
                    <text:p><text:span text:style-name="T12">Թափանցիկություն ավելացնելիս գունային հանգույցներ սահմանելու համար օգտագործվում է rgba() ֆունկցիան։</text:span></text:p>
                  </text:list-item>
                  <text:list-item>
                    <text:p><text:span text:style-name="T12">background: linear-gradient(rgba(255,0,0,0), rgba(255,0,0,1)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6" draw:text-style-name="P7" draw:layer="layout" svg:width="29.845cm" svg:height="1.648cm" svg:x="1.27cm" svg:y="1.397cm">
          <draw:text-box>
            <text:p text:style-name="P6"><text:span text:style-name="T3">CSS3 Gradients (շար․)</text:span></text:p>
          </draw:text-box>
        </draw:frame>
        <draw:frame presentation:style-name="pr14" draw:text-style-name="P8" draw:layer="layout" svg:width="29.845cm" svg:height="14.51cm" svg:x="1.575cm" svg:y="4.445cm" presentation:class="outline" presentation:user-transformed="true">
          <draw:text-box>
            <text:list text:style-name="L4">
              <text:list-item>
                <text:p><text:span text:style-name="T11">CSS3-ի ճառագայթաձև գրադիենտները (Radial Gradients)</text:span></text:p>
                <text:list>
                  <text:list-item>
                    <text:p><text:span text:style-name="T12">ճառագայթաձև գրադիենտ ստեղծելու համար պետք է սահմանել նաև նվազագույնը երկու </text:span><text:span text:style-name="T13">գունային հանգույցներ (color stops)։</text:span><text:span text:style-name="T14"> </text:span><text:span text:style-name="T13">Դուք կարող եք նաև մատնանշել գրադիենտի կենտրոնը (center),</text:span><text:span text:style-name="T14"> </text:span><text:span text:style-name="T13">ձևը (shape)</text:span><text:span text:style-name="T15"> </text:span><text:span text:style-name="T12">(շրջան կամ էլիպս) ինչպես նաև նրա չափը (size)։ Լռելյայն կենտրոն է համարվում կենտրոնը, ձևը էլիպս է և չափը</text:span><text:span text:style-name="T13"> ամենահեռավոր անկյունն է։ </text:span></text:p>
                  </text:list-item>
                  <text:list-item>
                    <text:p><text:span text:style-name="T12">background: radial-gradient(center, shape size, start-color, ..., last-color);</text:span></text:p>
                  </text:list-item>
                  <text:list-item>
                    <text:p><text:span text:style-name="T12">Օրինակ՝ background: radial-gradient(red, green, blue);</text:span></text:p>
                  </text:list-item>
                  <text:list-item>
                    <text:p><text:span text:style-name="T12">Ձևի սահմանումը</text:span></text:p>
                    <text:list>
                      <text:list-item>
                        <text:p><text:span text:style-name="T12">shape պարամետրը սահմանում է ձևը։ Այն կարող է ստանալ circle կամ ellipse արժեքները։ Լռելյայն արժեքը ellipse է։</text:span></text:p>
                      </text:list-item>
                      <text:list-item>
                        <text:p><text:span text:style-name="T12">background: radial-gradient(circle, red, yellow, green);</text:span></text:p>
                      </text:list-item>
                    </text:list>
                  </text:list-item>
                  <text:list-item>
                    <text:p><text:span text:style-name="T12">size պարամետրը սահմանում է գրադիենտի չափը։ Այն կարող է ստանալ չորս արժեք․</text:span></text:p>
                    <text:list>
                      <text:list-item>
                        <text:p><text:span text:style-name="T12">closest-side, farthest-side, closest-corner, farthest-corner</text:span></text:p>
                      </text:list-item>
                    </text:list>
                  </text:list-item>
                  <text:list-item>
                    <text:p><text:span text:style-name="T12">Repeating-radial-gradient() ֆունկցիան օգտագործվում է գրադիենտները </text:span><text:span text:style-name="T12"><text:line-break/></text:span><text:span text:style-name="T12">կրկնելու համար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9.21cm" svg:height="1.648cm" svg:x="1.27cm" svg:y="1.399cm">
          <draw:text-box>
            <text:p text:style-name="P6"><text:span text:style-name="T3">CSS3 Web Fonts (տառատեսակները)</text:span></text:p>
          </draw:text-box>
        </draw:frame>
        <draw:frame presentation:style-name="pr16" draw:text-style-name="P8" draw:layer="layout" svg:width="29.21cm" svg:height="15.575cm" svg:x="1.575cm" svg:y="4.445cm" presentation:class="outline" presentation:user-transformed="true">
          <draw:text-box>
            <text:list text:style-name="L4">
              <text:list-item>
                <text:p><text:span text:style-name="T11">Վեբ տառատեսակները վեբ ծրագրավորողներին թույլ են տալիս <text:s/>օգտագործել այն ֆոնտերը, որոնք տեղադրված չեն օգտագործողի համակարգչում։</text:span></text:p>
              </text:list-item>
              <text:list-item>
                <text:p><text:span text:style-name="T11">Եթե ցանկանում եք օգտագործել ձեր գտած/գնած տառատեսակը, պետք է պարզապես ներառել այդ տառատեսակի ֆայլը ձեր վեբ սերվերում և այն ինքնաբերաբար կներբեռնվի օգտագործողի մոտ, երբ կարիք լինի։</text:span></text:p>
              </text:list-item>
              <text:list-item>
                <text:p><text:span text:style-name="T11">Կարող եք սահմանել ձեր «սեփական» տառատեսակները CSS3-ի @font-face կանոնով։</text:span></text:p>
              </text:list-item>
              <text:list-item>
                <text:p><text:span text:style-name="T11">CSS3-ի @font-face կանոնում նախ պետք է սահմանել տառատեսակի անունը, ապա մատնացույց անել տառատեսակի ֆայլը։</text:span></text:p>
              </text:list-item>
              <text:list-item>
                <text:p><text:span text:style-name="T11">Հետևյալ բնութագրիչները կարող են սահմանվել @font-face կանոնով․</text:span></text:p>
                <text:list>
                  <text:list-item>
                    <text:p><text:span text:style-name="T11">font-family, src, font-stretch, font-style, font-weight, unicode-range</text:span></text:p>
                  </text:list-item>
                  <text:list-item>
                    <text:p><text:span text:style-name="T12">Օրինակ՝ </text:span></text:p>
                    <text:list>
                      <text:list-item>
                        <text:p><text:span text:style-name="T12">@font-face{</text:span></text:p>
                        <text:p><text:span text:style-name="T12">font-family: myFirstFont;</text:span></text:p>
                        <text:p><text:span text:style-name="T12">src: url(sansation_bold.woff);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9.21cm" svg:height="1.648cm" svg:x="1.27cm" svg:y="1.399cm">
          <draw:text-box>
            <text:p text:style-name="P6"><text:span text:style-name="T3">2D Transforms (2D ձևափոխումներ)</text:span></text:p>
          </draw:text-box>
        </draw:frame>
        <draw:frame presentation:style-name="pr18" draw:text-style-name="P8" draw:layer="layout" svg:width="28.602cm" svg:height="12.912cm" svg:x="1.575cm" svg:y="4.445cm" presentation:class="outline" presentation:user-transformed="true">
          <draw:text-box>
            <text:list text:style-name="L4">
              <text:list-item>
                <text:p><text:span text:style-name="T11">CSS3-ի transform-ի միջոցով կարող ենք տեղաշարժել, շրջել, պտտել, ձգել էլեմենտները և փոփոխել մաշստաբը։</text:span></text:p>
              </text:list-item>
              <text:list-item>
                <text:p><text:span text:style-name="T11">Ձևափոխումը (Transformation)</text:span><text:span text:style-name="T16"> </text:span><text:span text:style-name="T15">էֆեկտ</text:span><text:span text:style-name="T16"> </text:span><text:span text:style-name="T11">է, որը թույլ է տալիս էլեմենտին փոխել ձևը, չափը և դիրքը։</text:span></text:p>
              </text:list-item>
              <text:list-item>
                <text:p><text:span text:style-name="T11">Կարող եք ձևափոխել ձեր էլեմենտները 2D կամ 3D transformation-ի միջոցով։</text:span></text:p>
              </text:list-item>
              <text:list-item>
                <text:p><text:span text:style-name="T11">CSS3-ի 2D Transform-եր</text:span></text:p>
                <text:list>
                  <text:list-item>
                    <text:p><text:span text:style-name="T12">translate(), rotate(), scale(), skew(), matrix()</text:span></text:p>
                  </text:list-item>
                </text:list>
              </text:list-item>
              <text:list-item>
                <text:p><text:span text:style-name="T11">Օրինակ՝ ինչպես պտտել div էլեմենտը 30 աստիճանով՝ օգտագործելով մատրիցայի մեթոդը տարբեր բրաուզերների համար․</text:span></text:p>
                <text:list>
                  <text:list-item>
                    <text:p><text:span text:style-name="T12">div {</text:span></text:p>
                    <text:p><text:span text:style-name="T12">-ms-transform:matrix(0.866,0.5,-0.5,0.866,0,0); /* IE 9 */</text:span></text:p>
                    <text:p><text:span text:style-name="T12">-webkit-transform:matrix(0.866,0.5,-0.5,0.866,0,0); /* Chrome, Safari, Opera */</text:span></text:p>
                    <text:p><text:span text:style-name="T12">transform:matrix(0.866,0.5,-0.5,0.866,0,0);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6" draw:text-style-name="P7" draw:layer="layout" svg:width="29.845cm" svg:height="1.648cm" svg:x="1.27cm" svg:y="1.397cm">
          <draw:text-box>
            <text:p text:style-name="P6"><text:span text:style-name="T3">3D Transforms (3D ձևափոխումներ)</text:span></text:p>
          </draw:text-box>
        </draw:frame>
        <draw:frame presentation:style-name="pr20" draw:text-style-name="P8" draw:layer="layout" svg:width="30.175cm" svg:height="15.384cm" svg:x="1.6cm" svg:y="4.445cm" presentation:class="outline" presentation:user-transformed="true">
          <draw:text-box>
            <text:list text:style-name="L4">
              <text:list-item>
                <text:p><text:span text:style-name="T11">CSS3-ը թույլ է տալիս ձևավորել էլեմենտները՝ օգտագործելով 3D </text:span><text:span text:style-name="T15">transform-եր։</text:span></text:p>
              </text:list-item>
              <text:list-item>
                <text:p><text:span text:style-name="T11">3D Transform-ի մեթոդները</text:span></text:p>
                <text:list>
                  <text:list-item>
                    <text:p><text:span text:style-name="T12">matrix3d – սահմանում է 3D ձևափոխումներ՝ օգտագործելով 16 արժեքների 4x4 մատրիցաներ</text:span></text:p>
                  </text:list-item>
                  <text:list-item>
                    <text:p><text:span text:style-name="T12">translate3d(x,y,z) - սահմանում է 3D </text:span><text:span text:style-name="T13">տեղաշարժ</text:span></text:p>
                  </text:list-item>
                  <text:list-item>
                    <text:p><text:span text:style-name="T12">translateX(x) -</text:span><text:span text:style-name="T12"><text:tab/></text:span><text:span text:style-name="T12">3D տեղաշարժ՝ օգտագործելով միայն X-առանցքի արժեք</text:span></text:p>
                  </text:list-item>
                  <text:list-item>
                    <text:p><text:span text:style-name="T12">translateY(y)</text:span><text:span text:style-name="T12"><text:tab/></text:span><text:span text:style-name="T12"> -</text:span><text:span text:style-name="T12"><text:tab/></text:span><text:span text:style-name="T12">3D տեղաշարժ՝ օգտագործելով միայն Y-առանցքի արժեք</text:span></text:p>
                  </text:list-item>
                  <text:list-item>
                    <text:p><text:span text:style-name="T12">translateZ(z)</text:span><text:span text:style-name="T12"><text:tab/></text:span><text:span text:style-name="T12"> -</text:span><text:span text:style-name="T12"><text:tab/></text:span><text:span text:style-name="T12">3D տեղաշարժ՝ օգտագործելով միայն Z-առանցքի արժեք</text:span></text:p>
                  </text:list-item>
                  <text:list-item>
                    <text:p><text:span text:style-name="T12">scale3d(x,y,z) <text:s/>-</text:span><text:span text:style-name="T12"><text:tab/></text:span><text:span text:style-name="T12">3D մաշստաբի փոփոխում</text:span></text:p>
                  </text:list-item>
                  <text:list-item>
                    <text:p><text:span text:style-name="T12">rotate3d(x,y,z,angle) -</text:span><text:span text:style-name="T12"><text:tab/></text:span><text:span text:style-name="T12">սահմանում է 3D պտույտ</text:span></text:p>
                  </text:list-item>
                  <text:list-item>
                    <text:p><text:span text:style-name="T12">perspective(n)</text:span><text:span text:style-name="T12"><text:tab/></text:span><text:span text:style-name="T12">-</text:span><text:span text:style-name="T12"><text:tab/></text:span><text:span text:style-name="T12"> 3D ձևափոխված էլեմենտի </text:span><text:span text:style-name="T13">խորությամբ </text:span><text:span text:style-name="T12">դիտում</text:span></text:p>
                  </text:list-item>
                </text:list>
              </text:list-item>
              <text:list-item>
                <text:p><text:span text:style-name="T12">Օրինակ՝</text:span></text:p>
                <text:list>
                  <text:list-item>
                    <text:p><text:span text:style-name="T12">div{</text:span></text:p>
                  </text:list-item>
                  <text:list-item>
                    <text:p><text:span text:style-name="T12">-webkit-transform: rotateX(120deg); /* Chrome, Safari, Opera */</text:span></text:p>
                  </text:list-item>
                  <text:list-item>
                    <text:p><text:span text:style-name="T12">transform: rotateX(120deg);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7" draw:text-style-name="P7" draw:layer="layout" svg:width="29.21cm" svg:height="1.773cm" svg:x="1.27cm" svg:y="1.397cm">
          <draw:text-box>
            <text:p text:style-name="P6"><text:span text:style-name="T3">CSS3 Transitions (անցումներ)</text:span></text:p>
          </draw:text-box>
        </draw:frame>
        <draw:frame presentation:style-name="pr22" draw:text-style-name="P8" draw:layer="layout" svg:width="29.845cm" svg:height="14.543cm" svg:x="1.575cm" svg:y="4.445cm" presentation:class="outline" presentation:user-transformed="true">
          <draw:text-box>
            <text:list text:style-name="L4">
              <text:list-item>
                <text:p><text:span text:style-name="T11">CSS3-ով կարող ենք ավելացնել </text:span><text:span text:style-name="T15">էֆեկտ</text:span><text:span text:style-name="T11"> մի ոճից մյուսին անցնելիս՝ առանց Flash անիմացիաներ կամ JavaScripts օգտագործելու։</text:span></text:p>
              </text:list-item>
              <text:list-item>
                <text:p><text:span text:style-name="T11">CSS3 transition</text:span><text:span text:style-name="T17">-</text:span><text:span text:style-name="T11">ները հատկություններ են, որ թույլ են տալիս էլեմենտին մի ոճից աստիճանաբար անցնել մյուսին։</text:span></text:p>
              </text:list-item>
              <text:list-item>
                <text:p><text:span text:style-name="T11">Սա անելու համար պետք է մատնանշել երկու կետ․</text:span></text:p>
                <text:list>
                  <text:list-item>
                    <text:p><text:span text:style-name="T12">CSS հատկությունը, որին ցանկանում եք ավելացնել </text:span><text:span text:style-name="T13">էֆեկտ</text:span></text:p>
                  </text:list-item>
                  <text:list-item>
                    <text:p><text:span text:style-name="T13">էֆեկտի տևողությունը</text:span></text:p>
                  </text:list-item>
                </text:list>
              </text:list-item>
              <text:list-item>
                <text:p><text:span text:style-name="T11">Լայնության հատկանիշին ավելացնել transition էֆեկտ՝ 2վ տևողությամբ․</text:span></text:p>
                <text:list>
                  <text:list-item>
                    <text:p><text:span text:style-name="T12">-webkit-transition: width 2s; (for Webkit)</text:span></text:p>
                  </text:list-item>
                  <text:list-item>
                    <text:p><text:span text:style-name="T12">Անցումը կսկվի, երբ մատնանշված CSS հատկանիշը փոխում է արժեքը․ օրինակ՝ div:hover{width:300px;}</text:span></text:p>
                  </text:list-item>
                  <text:list-item>
                    <text:p><text:span text:style-name="T12">Երբ մկնիկի ցուցիչը էլեմենտի վրա չի լինում, այն աստիճանաբար վերադառնում է իր նախնական ոճին։</text:span></text:p>
                  </text:list-item>
                </text:list>
              </text:list-item>
              <text:list-item>
                <text:p><text:span text:style-name="T11">Մեկից ավելի CSS հատկանիշներին transition ավելացնելու համար՝ պետք է առանձնացնել հատկանիշները ստորակետով՝ width 2s, height 2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9.21cm" svg:height="1.648cm" svg:x="1.27cm" svg:y="1.399cm">
          <draw:text-box>
            <text:p text:style-name="P6"><text:span text:style-name="T3">CSS3 Animations (անիմացիաներ)</text:span></text:p>
          </draw:text-box>
        </draw:frame>
        <draw:frame presentation:style-name="pr24" draw:text-style-name="P8" draw:layer="layout" svg:width="28.602cm" svg:height="12.892cm" svg:x="1.578cm" svg:y="4.445cm" presentation:class="outline" presentation:user-transformed="true">
          <draw:text-box>
            <text:list text:style-name="L4">
              <text:list-item>
                <text:p><text:span text:style-name="T11">CSS3-ով կարող ենք ստեղծել անիմացիաներ, որոնք կարող են փոխարինել առկա վեբ էջերում Flash անիմացիաներին, անիմացված նկարներին և JavaScripts-ին։</text:span></text:p>
              </text:list-item>
              <text:list-item>
                <text:p><text:span text:style-name="T11">CSS3-ի @keyframes կանոնը</text:span></text:p>
                <text:list>
                  <text:list-item>
                    <text:p><text:span text:style-name="T12">@keyframes կանոնն է, որտեղ ստեղծվում է անիմացիան։ </text:span></text:p>
                  </text:list-item>
                  <text:list-item>
                    <text:p><text:span text:style-name="T12">Մատնանշեք CSS ոճ @keyframes կանոնում և անիմացիան աստիճանաբար ներկա ոճից կանցի նոր ոճին։ </text:span></text:p>
                  </text:list-item>
                </text:list>
              </text:list-item>
              <text:list-item>
                <text:p><text:span text:style-name="T11">Երբ անիմացիան ստեղծվում է @keyframe կանոնով, պետք է կապել այն </text:span><text:span text:style-name="T15">selector-ին,</text:span><text:span text:style-name="T11"> հակառակ դեպքում անիմացիան ազդեցություն չի ունենա։</text:span></text:p>
              </text:list-item>
              <text:list-item>
                <text:p><text:span text:style-name="T11">Կապել անիմացիան selector-ին (էլեմենտ)՝ մատնանշելով առնվազն երկու հատկություն՝</text:span></text:p>
                <text:list>
                  <text:list-item>
                    <text:p><text:span text:style-name="T12">անիմացիայի անունը, անիմացիայի տևողությունը</text:span></text:p>
                  </text:list-item>
                </text:list>
              </text:list-item>
              <text:list-item>
                <text:p><text:span text:style-name="T11">Եթե տևողությունը մատնանշված չէ, անիմացիան ազդեցություն չի ունենա, քանի որ նրա լռելյայն արժեքը 0 է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6" draw:text-style-name="P7" draw:layer="layout" svg:width="29.845cm" svg:height="1.648cm" svg:x="1.27cm" svg:y="1.397cm">
          <draw:text-box>
            <text:p text:style-name="P6"><text:span text:style-name="T3">CSS3 Animations (շար.)</text:span></text:p>
          </draw:text-box>
        </draw:frame>
        <draw:frame presentation:style-name="pr26" draw:text-style-name="P8" draw:layer="layout" svg:width="29.54cm" svg:height="16.006cm" svg:x="1.575cm" svg:y="4.31cm" presentation:class="outline" presentation:user-transformed="true">
          <draw:text-box>
            <text:list text:style-name="L4">
              <text:list-item>
                <text:p><text:span text:style-name="T11">Ի՞նչ են իրենցից ներկայացնում CSS3-ի անիմացիաները։</text:span></text:p>
                <text:list>
                  <text:list-item>
                    <text:p><text:span text:style-name="T12">Անիմացիան թույլ է տալիս էլեմենտին մի ոճից աստիճանաբար անցել մեկ այլ ոճի։</text:span></text:p>
                  </text:list-item>
                  <text:list-item>
                    <text:p><text:span text:style-name="T12">Դուք կարող եք փոխել այնքան հատկություններ, որքան ցանկանաք, այնքան անգամ, որքան ցանկանաք։</text:span></text:p>
                  </text:list-item>
                  <text:list-item>
                    <text:p><text:span text:style-name="T12">Դուք կարող եք տոկոսով մատնանշել, թե երբ կատարվի փոփոխությունը կամ կարող եք օգտագործել բանալի բառեր "from" և "to" (որը փոխարինում է 0%-ին և 100%-ին)։</text:span></text:p>
                  </text:list-item>
                  <text:list-item>
                    <text:p><text:span text:style-name="T12">0%-ը ներկայացնում է անիմացիայի սկիզբը, իսկ 100%-ը ցույց է տալիս, որ անիմացիան ավարտվեց։</text:span></text:p>
                  </text:list-item>
                </text:list>
              </text:list-item>
              <text:list-item>
                <text:p><text:span text:style-name="T11">Օրինակ՝</text:span></text:p>
                <text:list>
                  <text:list-item>
                    <text:p><text:span text:style-name="T12">@-webkit-keyframes myfirst{</text:span></text:p>
                  </text:list-item>
                  <text:list-item>
                    <text:p><text:span text:style-name="T12">0% <text:s text:c="2"/>{background: red;} 25% <text:s/>{background: yellow;}</text:span></text:p>
                  </text:list-item>
                  <text:list-item>
                    <text:p><text:span text:style-name="T12">50% <text:s/>{background: blue;} 100% {background: green;}}</text:span></text:p>
                  </text:list-item>
                </text:list>
              </text:list-item>
              <text:list-item>
                <text:p><text:span text:style-name="T11">CSS3-ի անիմացիայի հատկությունները՝</text:span></text:p>
                <text:list>
                  <text:list-item>
                    <text:p><text:span text:style-name="T12">@keyframes, animation, animation-delay, animation-direction, </text:span><text:span text:style-name="T12"><text:line-break/></text:span><text:span text:style-name="T12">animation-duration, animation-fill-mode, animation-iteration-count, </text:span><text:span text:style-name="T12"><text:line-break/></text:span><text:span text:style-name="T12">animation-name, animation-play-state, animation-timing-function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8" draw:text-style-name="P7" draw:layer="layout" svg:width="30.48cm" svg:height="1.318cm" svg:x="1.397cm" svg:y="1.47cm">
          <draw:text-box>
            <text:p text:style-name="P6"><text:span text:style-name="T18">CSS3 Multiple Columns (բազմակի սյունակներ) </text:span></text:p>
          </draw:text-box>
        </draw:frame>
        <draw:frame presentation:style-name="pr28" draw:text-style-name="P8" draw:layer="layout" svg:width="28.602cm" svg:height="13.613cm" svg:x="1.578cm" svg:y="4.384cm" presentation:class="outline" presentation:user-transformed="true">
          <draw:text-box>
            <text:list text:style-name="L4">
              <text:list-item>
                <text:p><text:span text:style-name="T11">CSS3-ում կարող եք ստեղծել բազմակի սյունակներ՝ տեքստը թերթերի պես ձևավորելու համար։</text:span></text:p>
              </text:list-item>
              <text:list-item>
                <text:p><text:span text:style-name="T11">Մենք կծանոթանանք բազմակի սյունակների հետևյալ հատկություններին՝</text:span></text:p>
                <text:list>
                  <text:list-item>
                    <text:p><text:span text:style-name="T12">column-count, column-gap, column-rule</text:span></text:p>
                  </text:list-item>
                </text:list>
              </text:list-item>
              <text:list-item>
                <text:p><text:span text:style-name="T11">column-count հատկությունը մատնանշում է այն սյունակների թիվը, որ պետք է ունենա էլեմենտը՝ -webkit-column-count: 3; or column-count: 3;</text:span></text:p>
              </text:list-item>
              <text:list-item>
                <text:p><text:span text:style-name="T11">column-gap հատկությունը մատնանշում է սյունակների միչև եղած ազատ տարածությունը՝ <text:s text:c="2"/>-webkit-column-gap: 40px; or column-gap: 40px;</text:span></text:p>
              </text:list-item>
              <text:list-item>
                <text:p><text:span text:style-name="T11">column-rule հատկությունը մատնանշում է սյունակների միջև եղած գծի</text:span><text:span text:style-name="T16"> </text:span><text:span text:style-name="T11">լայնությունը, ոճը և գույնը`</text:span></text:p>
                <text:p><text:span text:style-name="T11"><text:s text:c="4"/></text:span><text:span text:style-name="T12">-webkit-column-rule: 3px outset #ff00ff;column-rule: 3px outset #ff00ff;</text:span></text:p>
              </text:list-item>
              <text:list-item>
                <text:p><text:span text:style-name="T11">CSS3-ի բազմակի սյունակների հատկություններն են՝</text:span></text:p>
                <text:list>
                  <text:list-item>
                    <text:p><text:span text:style-name="T12">column-count, column-fill, column-gap, column-rule, column-rule-color, </text:span><text:span text:style-name="T12"><text:line-break/></text:span><text:span text:style-name="T12">column-rule-style, column-rule-width, column-span, column-width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9" draw:text-style-name="P7" draw:layer="layout" svg:width="31.388cm" svg:height="1.483cm" svg:x="1.27cm" svg:y="1.397cm">
          <draw:text-box>
            <text:p text:style-name="P6"><text:span text:style-name="T19">CSS3 User Interface (օգտագործողի միջերես)</text:span></text:p>
          </draw:text-box>
        </draw:frame>
        <draw:frame presentation:style-name="pr30" draw:text-style-name="P8" draw:layer="layout" svg:width="29.595cm" svg:height="14.432cm" svg:x="1.52cm" svg:y="4.445cm" presentation:class="outline" presentation:user-transformed="true">
          <draw:text-box>
            <text:list text:style-name="L4">
              <text:list-item>
                <text:p><text:span text:style-name="T11">CSS3-ում օգտագործողի միջերեսի նոր հատկություններից են էլեմենտների չափերի փոփոխումը, շրջանակի (box) և եզրագծերի գծումը։</text:span></text:p>
              </text:list-item>
              <text:list-item>
                <text:p><text:span text:style-name="T11">Մենք կծանոթանանք օգտագործողի միջերեսի հետևյալ հատկություններին՝</text:span></text:p>
                <text:list>
                  <text:list-item>
                    <text:p><text:span text:style-name="T20">resize, box-sizing, outline-offset</text:span></text:p>
                  </text:list-item>
                </text:list>
              </text:list-item>
              <text:list-item>
                <text:p><text:span text:style-name="T11">resize հատկությունը սահմանում է արդյոք էլեմենտի չափերը կարող են փոփոխվել օգտագործողի կողմից, թե ոչ․ օրինակ՝ resize:both;</text:span></text:p>
              </text:list-item>
              <text:list-item>
                <text:p><text:span text:style-name="T5">b</text:span><text:span text:style-name="T11">ox-sizing հատկությունը թույլ է տալիս սահմանել կոնկրետ էլեմենտներն այնպես, որ դրանք տեղավորեն տարածության մեջ հստակորեն, օրինակ՝ box-sizing:border-box;</text:span></text:p>
              </text:list-item>
              <text:list-item>
                <text:p><text:span text:style-name="T11">outline-offset հատկությունը չեզոքացնում է եզրագիծը (outline) և այն գծում է սահմանագծից (border) դուրս։</text:span></text:p>
              </text:list-item>
              <text:list-item>
                <text:p><text:span text:style-name="T11">Եզրագծերը(outlines) սահմանագծերից(borders) տարբերվում են երկու ձևով․</text:span></text:p>
                <text:list>
                  <text:list-item>
                    <text:p><text:span text:style-name="T20">Եզրագծերը տարածք չեն գրավում և կարող են լինել ոչ-ուղղանկյուն </text:span></text:p>
                  </text:list-item>
                </text:list>
              </text:list-item>
              <text:list-item>
                <text:p><text:span text:style-name="T11">CSS3-ի օգտագործողի միջերեսի հատկություններն են՝ </text:span></text:p>
              </text:list-item>
              <text:list-item>
                <text:p><text:span text:style-name="T6">appearance, box-sizing, icon, nav-down, nav-index, nav-left, nav-right, nav-up, </text:span><text:span text:style-name="T6"><text:line-break/></text:span><text:span text:style-name="T6">outline-offset, resize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1" presentation:presentation-page-layout-name="AL1T0">
        <office:forms form:automatic-focus="false" form:apply-design-mode="false"/>
        <draw:frame presentation:style-name="pr32" draw:text-style-name="P11" draw:layer="layout" svg:width="27.2cm" svg:height="3.185cm" svg:x="2.666cm" svg:y="9.775cm" presentation:class="title" presentation:user-transformed="true">
          <draw:text-box>
            <text:p text:style-name="P10"><text:span text:style-name="T1">Շնորհակալ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4" style:family="text">
      <style:text-properties fo:color="#000000" style:font-name="Albany1" fo:font-size="14pt" fo:language="en" fo:country="GB" fo:font-weight="normal" style:font-name-asian="Symbol" style:font-size-asian="14pt" style:font-weight-asian="normal" style:font-name-complex="Symbol" style:font-size-complex="14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7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7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4-10-24T11:39:49.810499185</dc:date>
    <meta:print-date>2006-08-25T01:56:29</meta:print-date>
    <meta:editing-cycles>292</meta:editing-cycles>
    <meta:editing-duration>P4DT6H5M15S</meta:editing-duration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